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Boy on the bus</text:h>
      <text:p text:style-name="Text_20_body">When he said Bible I heard his southern accent<text:line-break/>and he had a face I expect all pastors must have<text:line-break/>a round open honest face<text:line-break/>that will always be a boy's face<text:line-break/>though its owner may rightly call himself a man<text:line-break/>near my age though I hardly call myself a man</text:p>
      <text:p text:style-name="Text_20_body">I have seen this face before whether in life or a dream<text:line-break/>I can't tell<text:line-break/>if I've seen him on the street once<text:line-break/>twice who knows and his pastor's moon face<text:line-break/>reminds me of something<text:line-break/>some distant light my life used to own</text:p>
      <text:p text:style-name="Text_20_body">One night on my birthday the moon was so strong it cast shadows<text:line-break/>I could see to the far hill and back it was all clear to me</text:p>
      <text:p text:style-name="Text_20_body">The moon hasn't done that in a long time<text:line-break/>its face has been obscured by clouds for weeks<text:line-break/>and that boy on the bus his face I've forgotten<text:line-break/>I thought I recognized a good number of people<text:line-break/>on that bus who I didn't know at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y on the bus</dc:title>
  </office:meta>
</office:document-meta>
</file>